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style:font-name="Times New Roman" fo:font-size="12pt" officeooo:rsid="0010c3c4" style:font-size-asian="12pt" style:font-name-complex="Times New Roman1" style:font-size-complex="12pt"/>
    </style:style>
    <style:style style:name="P2" style:family="paragraph" style:parent-style-name="Standard">
      <style:text-properties officeooo:rsid="00144e39"/>
    </style:style>
    <style:style style:name="P3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84e4f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officeooo:paragraph-rsid="00144e39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0c3c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9e5cc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AU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0c3c4" style:font-size-asian="14pt" style:font-size-complex="14pt"/>
    </style:style>
    <style:style style:name="T10" style:family="text">
      <style:text-properties officeooo:rsid="0028d684" style:letter-kerning="false" style:font-name-asian="宋体" style:language-asian="zh" style:country-asian="CN" style:language-complex="ar" style:country-complex="SA"/>
    </style:style>
    <style:style style:name="T11" style:family="text">
      <style:text-properties officeooo:rsid="0019e5cc" style:letter-kerning="false" style:font-name-asian="宋体" style:language-asian="zh" style:country-asian="CN" style:language-complex="ar" style:country-complex="SA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Gary</text:span></text:p>
      <text:p text:style-name="P9" loext:marker-style-name="T1"><text:span text:style-name="T1">CITS3200 PROFESSIONAL COMPUTING</text:span><text:span text:style-name="T1"/></text:p>
      <text:h text:style-name="P3" text:outline-level="2" loext:marker-style-name="T8"><text:bookmark-start text:name="_Toc492841249"/><text:span text:style-name="T8">MEETING # </text:span><text:bookmark-end text:name="_Toc492841249"/><text:span text:style-name="T9">2</text:span></text:h>
      <text:p text:style-name="P10" loext:marker-style-name="T3"><text:span text:style-name="T3">Time: </text:span><text:span text:style-name="T4">12:00pm</text:span></text:p>
      <text:p text:style-name="P10" loext:marker-style-name="T3"><text:span text:style-name="T3">Date: </text:span><text:span text:style-name="T4">24/07/2024</text:span></text:p>
      <text:p text:style-name="P10" loext:marker-style-name="T3"><text:span text:style-name="T3">Venue: </text:span><text:span text:style-name="T5">The Circle - UW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3"><text:span text:style-name="T3">Tasks</text:span><text:span text:style-name="T3"/></text:p>
          </table:table-cell>
          <table:table-cell table:style-name="Table1.A1" office:value-type="string">
            <text:p text:style-name="P12" loext:marker-style-name="T3"><text:span text:style-name="T3">Sub-tasks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12" loext:marker-style-name="T3"><text:span text:style-name="T3">Reports</text:span><text:span text:style-name="T3"/></text:p>
          </table:table-cell>
          <table:table-cell table:style-name="Table1.B2" office:value-type="string">
            <text:list text:style-name="WWNum1">
              <text:list-item>
                <text:p text:style-name="P4" loext:marker-style-name="T3">William van den Wall Bake:</text:p>
                <text:list>
                  <text:list-item>
                    <text:p text:style-name="P4" loext:marker-style-name="T3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2" loext:marker-style-name="T3"><text:span text:style-name="T3">Discussions/Clarifications</text:span><text:span text:style-name="T3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4" loext:marker-style-name="T3">General in person introduction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2" loext:marker-style-name="T3"><text:span text:style-name="T3">To Do</text:span><text:span text:style-name="T3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5" loext:marker-style-name="T3">In Person introductions</text:p>
                <text:list>
                  <text:list-item>
                    <text:p text:style-name="P5" loext:marker-style-name="T3">Meet and Greet</text:p>
                  </text:list-item>
                </text:list>
              </text:list-item>
              <text:list-item>
                <text:p text:style-name="P7" loext:marker-style-name="T3">Timesheets – Setup/how to do?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2" loext:marker-style-name="T3"><text:span text:style-name="T3">Next Meeting</text:span><text:span text:style-name="T3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6" loext:marker-style-name="T3">Set Time Date and Venue</text:p>
              </text:list-item>
            </text:list>
          </table:table-cell>
        </table:table-row>
      </table:table>
      <text:p text:style-name="P2"/>
      <text:p text:style-name="P11"><text:span text:style-name="T2">Noted apologies:</text:span><text:span text:style-name="T4"> </text:span><text:span text:style-name="T6">Ciaran Engelbrecht, <text:s/>William Lodge, </text:span><text:span text:style-name="T7">Oliver Dean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2</meta:editing-cycles>
    <meta:creation-date>2018-08-06T02:32:00</meta:creation-date>
    <dc:date>2024-07-24T12:12:13.358027966</dc:date>
    <meta:editing-duration>PT18M22S</meta:editing-duration>
    <meta:generator>LibreOffice/7.6.7.2$Linux_X86_64 LibreOffice_project/60$Build-2</meta:generator>
    <meta:document-statistic meta:table-count="1" meta:image-count="0" meta:object-count="0" meta:page-count="1" meta:paragraph-count="20" meta:word-count="67" meta:character-count="401" meta:non-whitespace-character-count="359"/>
    <meta:user-defined meta:name="AppVersion">16.0000</meta:user-defined>
    <meta:template xlink:type="simple" xlink:actuate="onRequest" xlink:title="Normal.dotm" xlink:href=""/>
  </office:meta>
</office:document-meta>
</file>